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3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8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7T16:30:00" calcext:value-type="date">
            <text:p>17/04/2020 16:30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7T16:30:00" calcext:value-type="date">
            <text:p>17/04/2020 16:3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7T16:40:00" calcext:value-type="date">
            <text:p>17/04/2020 16:40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3"/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7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3" office:value-type="float" office:value="55" calcext:value-type="float">
            <text:p>55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6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 table:number-rows-repeated="1048532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7T16:41:12.809046573</dc:date>
    <meta:editing-duration>P5DT14H25M34S</meta:editing-duration>
    <meta:editing-cycles>62</meta:editing-cycles>
    <meta:generator>LibreOffice/6.1.6.3$Linux_X86_64 LibreOffice_project/10$Build-3</meta:generator>
    <meta:document-statistic meta:table-count="8" meta:cell-count="4080" meta:object-count="0"/>
  </office:meta>
</office:document-meta>
</file>